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4pt" style:font-size-asian="12.25pt" style:font-size-complex="14pt"/>
    </style:style>
    <style:style style:name="P2" style:family="paragraph" style:parent-style-name="Standard">
      <style:text-properties style:font-name="Helvetica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34b9c"/>
    </style:style>
    <style:style style:name="P7" style:family="paragraph" style:parent-style-name="Standard">
      <style:paragraph-properties fo:text-align="start" style:justify-single-word="false"/>
      <style:text-properties officeooo:paragraph-rsid="00034b9c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officeooo:rsid="00034b9c" style:font-size-asian="12pt"/>
    </style:style>
    <style:style style:name="T3" style:family="text">
      <style:text-properties style:font-name="TimesNewRoman" fo:font-size="12pt" style:font-size-asian="12pt"/>
    </style:style>
    <style:style style:name="T4" style:family="text">
      <style:text-properties style:font-name="Wingdings" fo:font-size="12pt" style:font-size-asian="12pt"/>
    </style:style>
    <style:style style:name="T5" style:family="text">
      <style:text-properties style:font-name="Courier" fo:font-size="14pt" style:font-size-asian="14pt"/>
    </style:style>
    <style:style style:name="T6" style:family="text">
      <style:text-properties style:font-name="Courier" fo:font-size="14pt" officeooo:rsid="00034b9c" style:font-size-asian="14pt"/>
    </style:style>
    <style:style style:name="T7" style:family="text">
      <style:text-properties style:font-name="Courier"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 </text:span><text:span text:style-name="T1">Dezvoltarea cerin</text:span><text:span text:style-name="T3">ț</text:span><text:span text:style-name="T1">elor aplica</text:span><text:span text:style-name="T3">ț</text:span><text:span text:style-name="T1">iei </text:span><text:span text:style-name="T3">ș</text:span><text:span text:style-name="T1">i specifica</text:span><text:span text:style-name="T3">ț</text:span><text:span text:style-name="T1">iile acesteia. Aici includem partea</text:span></text:p>
      <text:p text:style-name="P3"><text:span text:style-name="T1">de analiz</text:span><text:span text:style-name="T3">ă </text:span><text:span text:style-name="T1">economic</text:span><text:span text:style-name="T3">ă </text:span><text:span text:style-name="T1">a domeniului, cerin</text:span><text:span text:style-name="T3">ț</text:span><text:span text:style-name="T1">ele func</text:span><text:span text:style-name="T3">ț</text:span><text:span text:style-name="T1">ionale </text:span><text:span text:style-name="T3">ș</text:span><text:span text:style-name="T1">i non-func</text:span><text:span text:style-name="T3">ț</text:span><text:span text:style-name="T1">ionale</text:span></text:p>
      <text:p text:style-name="P3"><text:span text:style-name="T1">poten</text:span><text:span text:style-name="T3">ț</text:span><text:span text:style-name="T1">iale ale aplica</text:span><text:span text:style-name="T3">ț</text:span><text:span text:style-name="T1">iei propuse, documentul de specifica</text:span><text:span text:style-name="T3">ț</text:span><text:span text:style-name="T1">ii incluzând cazurile</text:span></text:p>
      <text:p text:style-name="P3"><text:span text:style-name="T1">de utilizare a aplica</text:span><text:span text:style-name="T3">ț</text:span><text:span text:style-name="T1">ie</text:span></text:p>
      <text:p text:style-name="P1"><text:span text:style-name="T2">2. </text:span><text:span text:style-name="T1">Proiectarea sistemului. Aceasta se realizeaz</text:span><text:span text:style-name="T3">ă </text:span><text:span text:style-name="T1">la</text:span></text:p>
      <text:list xml:id="list1819485552167351141" text:style-name="L1">
        <text:list-item>
          <text:p text:style-name="P4"><text:span text:style-name="T4"> </text:span><text:span text:style-name="T1">Nivel conceptual, prin descrierea arhitecturii sistemului </text:span><text:span text:style-name="T3">ș</text:span><text:span text:style-name="T1">i a altor diagrame de proiectare.</text:span></text:p>
        </text:list-item>
        <text:list-item>
          <text:p text:style-name="P4"><text:span text:style-name="T1">Proiectarea stratului de date, incluzand descrierea conceptual</text:span><text:span text:style-name="T3">ă </text:span><text:span text:style-name="T1">a bazei de date, structurilor de date / cuno</text:span><text:span text:style-name="T3">ș</text:span><text:span text:style-name="T1">tiin</text:span><text:span text:style-name="T3">ț</text:span><text:span text:style-name="T1">e, rela</text:span><text:span text:style-name="T3">ț</text:span><text:span text:style-name="T1">ii, alte formate </text:span><text:span text:style-name="T3">ș</text:span><text:span text:style-name="T1">i modele necesare pentru stocarea datelor</text:span></text:p>
        </text:list-item>
        <text:list-item>
          <text:p text:style-name="P4"><text:span text:style-name="T1">Nivel de detaliu: se descriu diagramele de clase, secven</text:span><text:span text:style-name="T3">ț</text:span><text:span text:style-name="T1">e </text:span><text:span text:style-name="T3">ș</text:span><text:span text:style-name="T1">i activit</text:span><text:span text:style-name="T3">ăț</text:span><text:span text:style-name="T1">i</text:span></text:p>
        </text:list-item>
        <text:list-item>
          <text:p text:style-name="P4"><text:span text:style-name="T1">Nivelul interfe</text:span><text:span text:style-name="T3">ț</text:span><text:span text:style-name="T1">ei grafice: elemente de proiectare a interfe</text:span><text:span text:style-name="T3">ț</text:span><text:span text:style-name="T1">ei utilizator </text:span><text:span text:style-name="T3">ș</text:span><text:span text:style-name="T1">i demonstrare a u</text:span><text:span text:style-name="T3">ș</text:span><text:span text:style-name="T1">urin</text:span><text:span text:style-name="T3">ț</text:span><text:span text:style-name="T1">ei utiliz</text:span><text:span text:style-name="T3">ă</text:span><text:span text:style-name="T1">rii si ergonimiei acesteia</text:span></text:p>
          <text:p text:style-name="P4"><text:span text:style-name="T1"/></text:p>
        </text:list-item>
      </text:list>
      <text:p text:style-name="P3"><text:span text:style-name="T1"/></text:p>
      <text:p text:style-name="P1"><text:span text:style-name="T2">3. </text:span><text:span text:style-name="T1">Implementarea aplica</text:span><text:span text:style-name="T3">ț</text:span><text:span text:style-name="T1">iei. Se descriu:</text:span></text:p>
      <text:list xml:id="list8984332354998062179" text:style-name="L2">
        <text:list-item>
          <text:p text:style-name="P5"><text:span text:style-name="T4"> </text:span><text:span text:style-name="T1">Algoritmii esen</text:span><text:span text:style-name="T3">ț</text:span><text:span text:style-name="T1">iali dezvolta</text:span><text:span text:style-name="T3">ț</text:span><text:span text:style-name="T1">i. Ace</text:span><text:span text:style-name="T3">ș</text:span><text:span text:style-name="T1">tia vor fi prezenta</text:span><text:span text:style-name="T3">ț</text:span><text:span text:style-name="T1">i preponderent în pseudocod.</text:span></text:p>
        </text:list-item>
        <text:list-item>
          <text:p text:style-name="P6"><text:span text:style-name="T4"><text:s/></text:span><text:span text:style-name="T1">Detalii de implementare. Se prezint</text:span><text:span text:style-name="T3">ă </text:span><text:span text:style-name="T1">aspecte punctuale din aplica</text:span><text:span text:style-name="T3">ț</text:span><text:span text:style-name="T1">ie reflectate prin buc</text:span><text:span text:style-name="T3">ăț</text:span><text:span text:style-name="T1">i mici de cod surs</text:span><text:span text:style-name="T3">ă</text:span><text:span text:style-name="T1">, elemente care au constituit provoc</text:span><text:span text:style-name="T3">ă</text:span><text:span text:style-name="T1">ri pentru student la momentul implement</text:span><text:span text:style-name="T3">ă</text:span><text:span text:style-name="T1">rii efective. Men</text:span><text:span text:style-name="T3">ț</text:span><text:span text:style-name="T1">ion</text:span><text:span text:style-name="T3">ă</text:span><text:span text:style-name="T1">m faptul c</text:span><text:span text:style-name="T3">ă </text:span><text:span text:style-name="T1">se va evita listarea intregului cod surs</text:span><text:span text:style-name="T3">ă </text:span><text:span text:style-name="T1">al aplica</text:span><text:span text:style-name="T3">ț</text:span><text:span text:style-name="T1">iei în lucrare.</text:span></text:p>
        </text:list-item>
      </text:list>
      <text:p text:style-name="P7"><text:span text:style-name="T2">4. </text:span><text:span text:style-name="T5"><text:s/></text:span><text:span text:style-name="T1">Testarea sistemului. Se prezint</text:span><text:span text:style-name="T3">ă </text:span><text:span text:style-name="T1">tehnici </text:span><text:span text:style-name="T3">ș</text:span><text:span text:style-name="T1">i instrumente de testare folosite, metrici, validare fa</text:span><text:span text:style-name="T3">ță </text:span><text:span text:style-name="T1">de cerin</text:span><text:span text:style-name="T3">ț</text:span><text:span text:style-name="T1">e, testare fa</text:span><text:span text:style-name="T3">ță </text:span><text:span text:style-name="T1">de specifica</text:span><text:span text:style-name="T3">ț</text:span><text:span text:style-name="T1">ii</text:span></text:p>
      <text:p text:style-name="P3"><text:span text:style-name="T2">5. </text:span><text:span text:style-name="T7">o </text:span><text:span text:style-name="T1">Instalare la client, utilizare </text:span><text:span text:style-name="T3">ș</text:span><text:span text:style-name="T1">i mentenan</text:span><text:span text:style-name="T3">ță</text:span><text:span text:style-name="T1">. Dac</text:span><text:span text:style-name="T3">ă </text:span><text:span text:style-name="T1">e cazul, se detaliaz</text:span><text:span text:style-name="T3">ă ș</text:span><text:span text:style-name="T1">i acest aspect. La unele lucr</text:span><text:span text:style-name="T3">ă</text:span><text:span text:style-name="T1">ri, acest aspect poate fi important având în vedere faptul c</text:span><text:span text:style-name="T3">ă </text:span><text:span text:style-name="T1">sistemul dezvoltat trebuie s</text:span><text:span text:style-name="T3">ă </text:span><text:span text:style-name="T1">se integreze cu alte sisteme informatice existente în firm</text:span><text:span text:style-name="T3">ă</text:span><text:span text:style-name="T1">. La prezentarea utiliz</text:span><text:span text:style-name="T3">ă</text:span><text:span text:style-name="T1">rii, se va evita listarea ecranelor aplica</text:span><text:span text:style-name="T3">ț</text:span><text:span text:style-name="T1">iei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8S</meta:editing-duration>
    <meta:editing-cycles>4</meta:editing-cycles>
    <meta:generator>LibreOffice/4.4.3.2$Windows_x86 LibreOffice_project/88805f81e9fe61362df02b9941de8e38a9b5fd16</meta:generator>
    <dc:date>2015-06-06T23:41:49.322000000</dc:date>
    <meta:document-statistic meta:table-count="0" meta:image-count="0" meta:object-count="0" meta:page-count="1" meta:paragraph-count="15" meta:word-count="238" meta:character-count="1694" meta:non-whitespace-character-count="1471"/>
    <meta:user-defined meta:name="Info 1"/>
    <meta:user-defined meta:name="Info 2"/>
    <meta:user-defined meta:name="Info 3"/>
    <meta:user-defined meta:name="Info 4"/>
  </office:meta>
</office:document-meta>
</file>